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1">
      <style:paragraph-properties fo:margin-top="0in" fo:margin-bottom="0in" loext:contextual-spacing="false"/>
    </style:style>
    <style:style style:name="P3" style:family="paragraph" style:parent-style-name="Text_20_body" style:list-style-name="L1">
      <style:paragraph-properties fo:margin-top="0in" fo:margin-bottom="0in" loext:contextual-spacing="false"/>
      <style:text-properties officeooo:paragraph-rsid="0010a97d"/>
    </style:style>
    <style:style style:name="P4" style:family="paragraph" style:parent-style-name="Text_20_body" style:list-style-name="L2">
      <style:paragraph-properties fo:margin-top="0in" fo:margin-bottom="0in" loext:contextual-spacing="false"/>
    </style:style>
    <style:style style:name="T1" style:family="text">
      <style:text-properties officeooo:rsid="0010a97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he Battle of the Neighborhoods - Week 1 </text:h>
      <text:h text:style-name="Heading_20_3" text:outline-level="3">Introduction &amp; Business Problem</text:h>
      <text:h text:style-name="Heading_20_3" text:outline-level="3">Problem Background</text:h>
      <text:p text:style-name="Text_20_body">The City of New York, is the most popul<text:span text:style-name="T1">ated</text:span> city in the United States. It is the financial capital of USA <text:span text:style-name="T1">while being </text:span>multicultural. It <text:span text:style-name="T1">has a</text:span> lot of business <text:span text:style-name="T1">opportunities, while also providing a </text:span>business friendly environment. It has attracted many different players into the market. It is a global hub of business and commerce. The city is a major center for banking and finance, retailing, world trade, transportation, tourism, real estate, new media, traditional media, advertising, legal services, accountancy, insurance, theater, fashion, and the arts in the United States.</text:p>
      <text:p text:style-name="Text_20_body">This also means that the market is highly competitive. As it is highly developed city so cost of doing business is also one of the highest. Thus, any new business venture or expansion needs to be <text:span text:style-name="T1">analyzed</text:span> carefully. The insights derived from analysis will give good understanding of the business environment which help in strategically targeting the market. This will help in reduction of risk. And the Return on Investment will be reasonable.</text:p>
      <text:h text:style-name="Heading_20_3" text:outline-level="3">Problem Description</text:h>
      <text:p text:style-name="Text_20_body">A restaurant is a business which prepares and serves food and drink to customers in return for money, either paid before the meal, after the meal, or with an open account. The City of New York is famous for its <text:span text:style-name="T1">excellent</text:span> cuisine. It's food culture includes an array of international cuisines influenced by the city's immigrant history.</text:p>
      <text:list xml:id="list3215426374" text:style-name="L1">
        <text:list-item>
          <text:p text:style-name="P2">Central and Eastern European immigrants, especially Jewish immigrants - bagels, cheesecake, hot dogs, knishes, and delicatessens</text:p>
        </text:list-item>
        <text:list-item>
          <text:p text:style-name="P2">Italian immigrants - New York-style pizza and Italian cuisine</text:p>
        </text:list-item>
        <text:list-item>
          <text:p text:style-name="P2">Jewish immigrants and Irish immigrants - pastrami and corned beef</text:p>
        </text:list-item>
        <text:list-item>
          <text:p text:style-name="P2">Chinese and other Asian restaurants, sandwich joints, trattorias, diners, and coffeehouses are ubiquitous throughout the city</text:p>
        </text:list-item>
        <text:list-item>
          <text:p text:style-name="P2">mobile food vendors - Some 4,000 licensed by the city</text:p>
        </text:list-item>
        <text:list-item>
          <text:p text:style-name="P3">Middle Eastern foods such as falafel and kebabs examples of modern New York street food. </text:p>
          <text:p text:style-name="P3"/>
        </text:list-item>
      </text:list>
      <text:p text:style-name="Text_20_body">So it is evident that to survive in such competitive market it is very important to <text:span text:style-name="T1">have a strategic </text:span>plan. Various factors need to be studied in <text:span text:style-name="T1">o</text:span>rder to decide on the Location such as: </text:p>
      <text:list xml:id="list3373240100" text:style-name="L2">
        <text:list-item>
          <text:p text:style-name="P4">New York Population </text:p>
        </text:list-item>
        <text:list-item>
          <text:p text:style-name="P4">New York City Demographics </text:p>
        </text:list-item>
        <text:list-item>
          <text:p text:style-name="P4">Are there any Farmers Markets, Wholesale markets etc nearby so that the ingredients can be purchased fresh to maintain quality and cost?</text:p>
        </text:list-item>
        <text:list-item>
          <text:p text:style-name="P4">Are there any venues like Gyms, <text:span text:style-name="T1">Entertainment</text:span> zones, Parks etc nearby where floating population is high etc </text:p>
        </text:list-item>
        <text:list-item>
          <text:p text:style-name="P4">Who are the competitors in that location? </text:p>
        </text:list-item>
        <text:list-item>
          <text:p text:style-name="P4"><text:soft-page-break/>Cuisine served / Menu of the competitors </text:p>
        </text:list-item>
        <text:list-item>
          <text:p text:style-name="P4">Segmentation of the Borough </text:p>
        </text:list-item>
        <text:list-item>
          <text:p text:style-name="P4">Untapped markets </text:p>
        </text:list-item>
        <text:list-item>
          <text:p text:style-name="P1">Saturated markets etc<text:line-break/>The list can go on... </text:p>
        </text:list-item>
      </text:list>
      <text:p text:style-name="Text_20_body">Even though well funded <text:span text:style-name="T1">Healthy Eats</text:span> Company Ltd. need to choose the correct location to start its first venture. If this is successful they can replicate the same in other locations. First move is very important, thereby choice of location is very important.</text:p>
      <text:h text:style-name="Heading_20_3" text:outline-level="3">Target Audience: </text:h>
      <text:p text:style-name="Text_20_body">To recommend the correct location, <text:span text:style-name="T1">Healthy Eats </text:span>Company Ltd has appointed me to lead the Data Science team. The objective is to locate and recommend to the management which neighborhood of New <text:span text:style-name="T1">Y</text:span>ork city will be best choice to start a restaurant. The Management also expects to understand the rationale of the recommendations made.</text:p>
      <text:p text:style-name="Text_20_body">This would interest anyone who wants to start a new restaurant in New <text:span text:style-name="T1">Y</text:span>ork city.</text:p>
      <text:h text:style-name="Heading_20_3" text:outline-level="3">Success Criteria: </text:h>
      <text:p text:style-name="Text_20_body">The success criteria of the project will be a good recommendation of borough/Neighborhood choice to <text:span text:style-name="T1">Healthy Eats </text:span>Company Ltd based on Lack of such restaurants in that location and nearest suppliers of ingredien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7T14:31:47.041994088</meta:creation-date>
    <dc:date>2021-01-27T14:39:10.455118169</dc:date>
    <meta:editing-duration>PT7M25S</meta:editing-duration>
    <meta:editing-cycles>1</meta:editing-cycles>
    <meta:generator>LibreOffice/6.2.5.2$MacOSX_X86_64 LibreOffice_project/1ec314fa52f458adc18c4f025c545a4e8b22c159</meta:generator>
    <meta:document-statistic meta:table-count="0" meta:image-count="0" meta:object-count="0" meta:page-count="2" meta:paragraph-count="29" meta:word-count="586" meta:character-count="3582" meta:non-whitespace-character-count="3027"/>
  </office:meta>
</office:document-meta>
</file>